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measurelines" svg:width="4.06cm" svg:height="12.84cm" svg:x="2.6cm" svg:y="2.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c Cook</meta:initial-creator>
    <meta:creation-date>2013-12-27T16:48:55.24</meta:creation-date>
    <dc:date>2013-12-27T16:56:04.18</dc:date>
    <dc:creator>Alec Cook</dc:creator>
    <meta:editing-duration>PT7M9S</meta:editing-duration>
    <meta:editing-cycles>1</meta:editing-cycles>
    <meta:document-statistic meta:object-count="1"/>
    <meta:generator>OpenOffice/4.0.0$Win32 OpenOffice.org_project/400m3$Build-9702</meta:generator>
  </office:meta>
</office:document-meta>
</file>